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4CC000008D0B025CF53865A910F.png" manifest:media-type="image/png"/>
  <manifest:file-entry manifest:full-path="Pictures/10000000000000D0000000D06FFB2874677B70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fo:min-height="0cm" fo:min-width="0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</office:automatic-styles>
  <office:body>
    <office:drawing>
      <draw:page draw:name="page1" draw:style-name="dp1" draw:master-page-name="Default">
        <draw:g draw:name="Canvas 54">
          <draw:custom-shape draw:style-name="gr1" draw:text-style-name="P1" draw:layer="layout" svg:width="15.479cm" svg:height="6.43cm" svg:x="0.065cm" svg:y="0.104cm">
            <text:p/>
            <draw:enhanced-geometry draw:type="mso-spt75"/>
          </draw:custom-shape>
          <draw:frame draw:name="Picture 55" draw:style-name="gr2" draw:text-style-name="P2" draw:layer="layout" svg:width="5.504cm" svg:height="5.504cm" svg:x="0.571cm" svg:y="0.735cm">
            <draw:image xlink:href="Pictures/10000000000000D0000000D06FFB2874677B706D.png" xlink:type="simple" xlink:show="embed" xlink:actuate="onLoad">
              <text:p/>
            </draw:image>
          </draw:frame>
          <draw:frame draw:name="Picture 56" draw:style-name="gr2" draw:text-style-name="P2" draw:layer="layout" svg:width="4.754cm" svg:height="8.732cm" draw:transform="rotate (-1.5707963267949) translate (15.141cm 1.064cm)">
            <draw:image xlink:href="Pictures/10000200000004CC000008D0B025CF53865A910F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21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1T22:31:55.174736396</meta:creation-date>
    <dc:date>2017-03-11T22:34:24.773821965</dc:date>
    <meta:editing-duration>PT2M30S</meta:editing-duration>
    <meta:editing-cycles>1</meta:editing-cycles>
    <meta:document-statistic meta:object-count="4"/>
    <meta:generator>LibreOffice/5.3.0.3$Linux_X86_64 LibreOffice_project/30m0$Build-3</meta:generator>
  </office:meta>
</office:document-meta>
</file>